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2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RODRIGUEZ REYMUNDO JAVIER VICENTE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0682143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MAZAMARI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64761047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RODRIGUEZ REYMUNDO JAVIER VICENTE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0682143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6476104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440</text:p>
            <text:p text:style-name="P8"/>
          </table:table-cell>
        </table:table-row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8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360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00</text:p>
            <text:p text:style-name="P8"/>
          </table:table-cell>
        </table:table-row>
        <table:table-row>
          <table:table-cell table:style-name="Tableau1.A2" office:value-type="string">
            <text:p text:style-name="P8">P004 - Pollo BB Fr. Negro<text:line-break/>Frances</text:p>
          </table:table-cell>
          <table:table-cell table:style-name="Tableau1.A2" office:value-type="string">
            <text:p text:style-name="P9">2.1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1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21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22/07/2021</text:p>
          </table:table-cell>
          <table:table-cell table:style-name="Tabla2.A3" office:value-type="string">
            <text:p text:style-name="P16">39737724</text:p>
          </table:table-cell>
          <table:table-cell table:style-name="Tabla2.D3" office:value-type="string">
            <text:p text:style-name="P17">121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2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2T19:23:51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